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(b) [4 Punkte]</text:p>
      <text:p text:style-name="P1">Gegeben sei Folgende Klasse: </text:p>
      <text:p text:style-name="P1"/>
      <text:p text:style-name="P1">Person.java</text:p>
      <text:p text:style-name="P1"/>
      <text:p text:style-name="P1">public class Person{</text:p>
      <text:p text:style-name="P1"><text:s text:c="4"/></text:p>
      <text:p text:style-name="P1"><text:s text:c="4"/>private String name;</text:p>
      <text:p text:style-name="P1"><text:s text:c="4"/>private String mail;</text:p>
      <text:p text:style-name="P1"/>
      <text:p text:style-name="P1"><text:s text:c="4"/>public Person(String name, mail) {</text:p>
      <text:p text:style-name="P1"><text:s text:c="8"/>this.name = name;</text:p>
      <text:p text:style-name="P1"><text:s text:c="8"/>this.mail = mail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name + " " + mail;</text:p>
      <text:p text:style-name="P1"><text:s text:c="4"/>}</text:p>
      <text:p text:style-name="P1">}</text:p>
      <text:p text:style-name="P1"/>
      <text:p text:style-name="P1">Beim Compilieren der Klasse gibt es folgende Fehlermeldung:</text:p>
      <text:p text:style-name="P1"/>
      <text:p text:style-name="P1">Person.java:6: error: &lt;identifier&gt; expected</text:p>
      <text:p text:style-name="P1"><text:s text:c="4"/>public Person(String name, mail) {</text:p>
      <text:p text:style-name="P1"/>
      <text:p text:style-name="P1">Person.java:13: error: ";" expected</text:p>
      <text:p text:style-name="P1"><text:s text:c="4"/>return name + " " + mail;</text:p>
      <text:p text:style-name="P1"/>
      <text:p text:style-name="P1">Person.java:13: error: not a statement</text:p>
      <text:p text:style-name="P1"><text:s text:c="4"/>return name + " " + mail;</text:p>
      <text:p text:style-name="P1"/>
      <text:p text:style-name="P1">3 errors</text:p>
      <text:p text:style-name="P1"><text:s text:c="4"/></text:p>
      <text:p text:style-name="P1"/>
      <text:p text:style-name="P1">Geben sie an in welchen Zeilen die Ursachen für die Felder sind, beschreiben Sie die Fehler jeweils kurz (max. 1 Satz) und geben Sie die </text:p>
      <text:p text:style-name="P1">korrigierte Codezeile vollständig an, sodass der Code das tut, was bei der Programmierung wahrscheinlich vorgesehen war. Geben sie keine</text:p>
      <text:p text:style-name="P1">Folgefehler an, die durch Korrektur eines vorherrigen Fehlers behoben werden.</text:p>
      <text:p text:style-name="P1"/>
      <text:p text:style-name="P1">Zeilennumer:</text:p>
      <text:p text:style-name="P1">Fehlerbeschreibung:</text:p>
      <text:p text:style-name="P1">Korrektur:</text:p>
      <text:p text:style-name="P1"/>
      <text:p text:style-name="P1">Zeilennumer:</text:p>
      <text:p text:style-name="P1">Fehlerbeschreibung:</text:p>
      <text:p text:style-name="P1">Korrektur:</text:p>
      <text:p text:style-name="P1"/>
      <text:p text:style-name="P1">Zeilennumer:</text:p>
      <text:p text:style-name="P1">Fehlerbeschreibung:</text:p>
      <text:p text:style-name="P1">Korrektur:</text:p>
      <text:p text:style-name="P1"/>
      <text:p text:style-name="P1">(c) [2 Punkte]</text:p>
      <text:p text:style-name="P1">Sie haben eine Reihe von ganzzahligen Messwerten Zeilenweise in einer Textdatei /projekt/werte.txt gespeichert; ungültige Messerte sind als</text:p>
      <text:p text:style-name="P1">-1 gespeichert. Außerdem haben Sie ein java Programm *Filter*, das zeilenweise Integer einliest und alle Integer, die nicht -1 sind, wieder</text:p>
      <text:p text:style-name="P1">zeilenweise ausgibt.</text:p>
      <text:p text:style-name="P1"/>
      <text:p text:style-name="P1">/projekt % ls</text:p>
      <text:p text:style-name="P1">Filter.class Filter.java werte.txt</text:p>
      <text:p text:style-name="P1">/projekt %</text:p>
      <text:p text:style-name="P1"/>
      <text:p text:style-name="P1">Geben sie einen Befehl an, mit dem sie alle gültigen Messerte aus *werte.txt* in einer Datei *bereinigt.txt* speichern können:</text:p>
      <text:p text:style-name="P1"/>
      <text:p text:style-name="P1"/>
      <text:p text:style-name="P1">Aufgabe 2</text:p>
      <text:p text:style-name="P1">Formen sie die Kontrollstrukturen in den folgenden Codeauschnitten um, sodass sich die Semantik des Codes nicht ändert. Benutzen sie in</text:p>
      <text:p text:style-name="P1">ihren Code jeweils nur die von der Aufgabe vorgegebene Art von Kontrollstrukturen.</text:p>
      <text:p text:style-name="P1"/>
      <text:p text:style-name="P1">(a) [2 Punkte] Formen sie die folgende for-Schleife in eine for-each-Schleife um:</text:p>
      <text:p text:style-name="P1">Vorgabe</text:p>
      <text:p text:style-name="P1">String[] namen = {"Alice", "Bob", "Charlie"};</text:p>
      <text:p text:style-name="P1">for(int index = 0; index &lt; namen.length; index++) {</text:p>
      <text:p text:style-name="P1"><text:s text:c="4"/>System.out.println(namen[] index);</text:p>
      <text:p text:style-name="P1">}</text:p>
      <text:p text:style-name="P1">Ihre Lösung</text:p>
      <text:p text:style-name="P1">String[] namen = {"Alice", "Bob", "Charlie"};</text:p>
      <text:p text:style-name="P1"/>
      <text:p text:style-name="P1"/>
      <text:p text:style-name="P1"/>
      <text:p text:style-name="P1"/>
      <text:p text:style-name="P1">(b) [3 Punkte] Formen sie die folgende switch-Verzweigung in eine if-Verzweigung um:</text:p>
      <text:p text:style-name="P1">Vorgabe</text:p>
      <text:p text:style-name="P1">int choice = 2;</text:p>
      <text:p text:style-name="P1">switch (choice){</text:p>
      <text:p text:style-name="P1"><text:s text:c="4"/>case 1;</text:p>
      <text:p text:style-name="P1"><text:s text:c="4"/>case 2;</text:p>
      <text:p text:style-name="P1"><text:s text:c="8"/>System.out.print("Feuer");</text:p>
      <text:p text:style-name="P1"><text:s text:c="8"/>break;</text:p>
      <text:p text:style-name="P1"><text:s text:c="4"/>case 3;</text:p>
      <text:p text:style-name="P1"><text:s text:c="8"/>System.out.print("Luft");</text:p>
      <text:p text:style-name="P1"><text:s text:c="8"/>break;</text:p>
      <text:p text:style-name="P1"><text:s text:c="4"/>default;</text:p>
      <text:p text:style-name="P1"><text:s text:c="8"/>System.out.print("ungültig");</text:p>
      <text:p text:style-name="P1">}</text:p>
      <text:p text:style-name="P1">Ihre Lösung</text:p>
      <text:p text:style-name="P1">int choice = 2;</text:p>
      <text:p text:style-name="P1"/>
      <text:p text:style-name="P1"/>
      <text:p text:style-name="P1">Aufgabe 3</text:p>
      <text:p text:style-name="P1">(a) [1 Punkt]</text:p>
      <text:p text:style-name="P1">Gegeben sei der reguläre Ausdruck [a-z0-9] + [a-z]. Kreuzen sie alle Strings an, die vollständig von diesem Ausdruck gematcht werden.</text:p>
      <text:p text:style-name="P1"/>
      <text:p text:style-name="P1"><text:soft-page-break/>[]123a</text:p>
      <text:p text:style-name="P1">[]123A</text:p>
      <text:p text:style-name="P1">[]a123b</text:p>
      <text:p text:style-name="P1">[]1ab</text:p>
      <text:p text:style-name="P1">[]1a</text:p>
      <text:p text:style-name="P1">[]a</text:p>
      <text:p text:style-name="P1"/>
      <text:p text:style-name="P1">(b) [1 Punkt]</text:p>
      <text:p text:style-name="P1">Der oben ausgegebene Ausdruck ist gleichbedeutend mit:</text:p>
      <text:p text:style-name="P1">[][A-Z0-9] + [A-Z]</text:p>
      <text:p text:style-name="P1">[][a-z0-9] *</text:p>
      <text:p text:style-name="P1">[][a-z0-9] * [a-z]</text:p>
      <text:p text:style-name="P1">[][a-z0-9] [a-z0-9] * [a-z]</text:p>
      <text:p text:style-name="P1"/>
      <text:p text:style-name="P1"/>
      <text:p text:style-name="P1">Aufgabe 4</text:p>
      <text:p text:style-name="P1">Für eine Finanzanwendung soll ein Programm für Zinseszinsrechnung erstellt werden. Vervollständigen sie dafür die Klasse *Zinsen*:</text:p>
      <text:p text:style-name="P1"/>
      <text:p text:style-name="P1">(a) [3 Punkte]</text:p>
      <text:p text:style-name="P1">Schreiben sie eine private, statische Methode endkapital(double k0, double p, int n), die berechnet, auf welches Endkapital KkleinerN</text:p>
      <text:p text:style-name="P1">das Startkapital KkleinerO nach n Jahren bei einer jährlichen verzinsung von p gewachsen ist, und KkleinerN zurückgibt. Die Berechnungs-</text:p>
      <text:p text:style-name="P1">vorschrift lautet:</text:p>
      <text:p text:style-name="P1">KkleinerN = KkleinerO * (1 + p)^n</text:p>
      <text:p text:style-name="P1">Zur Erinnerung: MAth.pow(a, b) berechnet a^b.</text:p>
      <text:p text:style-name="P1"/>
      <text:p text:style-name="P1">public class Zinsen {</text:p>
      <text:p text:style-name="P1"><text:s text:c="4"/>private static double endKapital (double KkleinerO, double p, int n) {</text:p>
      <text:p text:style-name="P1"><text:s text:c="8"/>return KkleinerO * Math.pow(1 + p, n) ;</text:p>
      <text:p text:style-name="P1"><text:s text:c="4"/>}</text:p>
      <text:p text:style-name="P1">}</text:p>
      <text:p text:style-name="P1"/>
      <text:p text:style-name="P1">(b) [10 Punkte]</text:p>
      <text:p text:style-name="P1">Legen sie eine main Methode an, die das Startkapital (Kommazahl größer 0) und den Zinsatz (Kommazahl größer 0) in dieser Rheienfolge Kon-</text:p>
      <text:p text:style-name="P1">solenargumente entgegenimmt. Es soll dann jeweils das Endkapital nach 0, 1, 2 usw. Jahren ausgegeben werden, bis das Endkapital größer als</text:p>
      <text:p text:style-name="P1">das doppelte Startkapital ist.</text:p>
      <text:p text:style-name="P1">Wenn etwas anderes als zahlen, zu kleine zahlen oder zu wenige Zahlen angegeben werden, soll die Fehlermeldung "ungültige Eingabe" ausgege-</text:p>
      <text:p text:style-name="P1">ben werden. Zur Erinnerung: Die Methoden zum Parsen werfen im Fehlerfall eine NumberFormatException.</text:p>
      <text:p text:style-name="P1"/>
      <text:p text:style-name="P1">Beispiele:</text:p>
      <text:p text:style-name="P1">% java Zinsen 100 0.05</text:p>
      <text:p text:style-name="P1">100.0</text:p>
      <text:p text:style-name="P1">105.0</text:p>
      <text:p text:style-name="P1">115.7625</text:p>
      <text:p text:style-name="P1">134.0095640625</text:p>
      <text:p text:style-name="P1">162.88946267774418</text:p>
      <text:p text:style-name="P1">207.89281794113683</text:p>
      <text:p text:style-name="P1">% java Zinsen 100</text:p>
      <text:p text:style-name="P1">ungültige Eingabe</text:p>
      <text:p text:style-name="P1">% java Zinsen 100 zwei</text:p>
      <text:p text:style-name="P1">ungültige Eingabe</text:p>
      <text:p text:style-name="P1"/>
      <text:p text:style-name="P1">public static void main (String[] args) {</text:p>
      <text:p text:style-name="P1"><text:s text:c="4"/>if (args.length &lt; 2) {</text:p>
      <text:p text:style-name="P1"><text:s text:c="8"/>System.out.print("ungültige Eingabe")</text:p>
      <text:p text:style-name="P1"><text:s text:c="8"/>return;</text:p>
      <text:p text:style-name="P1"><text:s text:c="4"/>}</text:p>
      <text:p text:style-name="P1"/>
      <text:p text:style-name="P1"><text:s text:c="4"/>double KkleinerO;</text:p>
      <text:p text:style-name="P1"><text:s text:c="4"/>double p;</text:p>
      <text:p text:style-name="P1"><text:s text:c="4"/>try {</text:p>
      <text:p text:style-name="P1"><text:s text:c="8"/>KkleinerO = Double.parseDouble(args[0]);</text:p>
      <text:p text:style-name="P1"><text:s text:c="8"/>p = Double.parseDouble(args[1]);</text:p>
      <text:p text:style-name="P1"><text:s text:c="4"/>} catch (NumberFormatException exception) {</text:p>
      <text:p text:style-name="P1"><text:s text:c="8"/>System.out.print("ungültige Eingabe");</text:p>
      <text:p text:style-name="P1"><text:s text:c="8"/>return;</text:p>
      <text:p text:style-name="P1"><text:s text:c="4"/>}</text:p>
      <text:p text:style-name="P1"><text:s text:c="4"/>if (KkleinerO &lt;= 0 || p &lt;= 0) {</text:p>
      <text:p text:style-name="P1"><text:s text:c="8"/>System.out.print("ungültige Eingabe");</text:p>
      <text:p text:style-name="P1"><text:s text:c="8"/>return;</text:p>
      <text:p text:style-name="P1"><text:s text:c="4"/>}</text:p>
      <text:p text:style-name="P1"><text:s text:c="4"/>int n = 0;</text:p>
      <text:p text:style-name="P1"><text:s text:c="4"/>do {</text:p>
      <text:p text:style-name="P1"><text:s text:c="8"/>System.out.print("ungültige Eingabe");</text:p>
      <text:p text:style-name="P1"><text:s text:c="8"/>n++;</text:p>
      <text:p text:style-name="P1"><text:s text:c="4"/>} while (endKapital (KkleinerO, p, n - 1) &lt;= KkleinerO * 2)</text:p>
      <text:p text:style-name="P1">}</text:p>
      <text:p text:style-name="P1"/>
      <text:p text:style-name="P1">Aufgabe 5</text:p>
      <text:p text:style-name="P1">Gehen sie in dieser Aufgabe davon aus, dass n € N und n &gt;= 1 gilt.</text:p>
      <text:p text:style-name="P1">Eine natürliche Zahl n ist eine perfekte Zahl, wenn die Summe ihrer natürlichen Teiler (n ausgeschlossen) gleich n ist. Die kleinste per-</text:p>
      <text:p text:style-name="P1">fekte ist 6 (Telersumme 1 + 2 + 3 = 6).</text:p>
      <text:p text:style-name="P1">Unten ist ein Programm *PerfekteZahlen* mit einer Beispielausgabe vorgegeben. Erweitern sie dieses Programm um folgende private, statische</text:p>
      <text:p text:style-name="P1">Methoden, damit das Programm wie im Beispiel funktioniert:</text:p>
      <text:p text:style-name="P1">(a) [4 Punkte] </text:p>
      <text:p text:style-name="P1">Schreiben sie eine Methode int teilersumme(int n), welche die Summe aller natürlicher Teiler von n berechnet, wobei n selbst ausgeschlossen</text:p>
      <text:p text:style-name="P1">ist.</text:p>
      <text:p text:style-name="P1"/>
      <text:p text:style-name="P1">(b) [3 Punkte]</text:p>
      <text:p text:style-name="P1">Schreiben sie eine Methode boolean istPerfekt(int n), die genau dann true zurückgibt, wenn n eine perfekte Zahl ist.</text:p>
      <text:p text:style-name="P1"/>
      <text:p text:style-name="P1">(c) [6 Punkte]</text:p>
      <text:p text:style-name="P1">Schreiben sie eine Methode int[] PerfekteZahlen(int anzahl), die ein Array zurückgibt, das genau die ersten anzahl perfekten Zahlen enthält.</text:p>
      <text:p text:style-name="P1">Falls anzahl &lt; 0 ist, soll eine IllegalArgumentException geworfen werden.</text:p>
      <text:p text:style-name="P1"/>
      <text:p text:style-name="P1">Beispiel:</text:p>
      <text:p text:style-name="P1">% java PerfekteZahlen</text:p>
      <text:p text:style-name="P1">6 </text:p>
      <text:p text:style-name="P1">true</text:p>
      <text:p text:style-name="P1">false</text:p>
      <text:p text:style-name="P1"><text:soft-page-break/>6 28</text:p>
      <text:p text:style-name="P1"/>
      <text:p text:style-name="P1">PerfekteZahlen.java</text:p>
      <text:p text:style-name="P1">public class PerfekteZahlen {</text:p>
      <text:p text:style-name="P1"><text:s text:c="4"/>public static void main (String[] args) {</text:p>
      <text:p text:style-name="P1"><text:s text:c="8"/>System.out.println(teilersumme (6));</text:p>
      <text:p text:style-name="P1"><text:s text:c="8"/>System.out.println(istPerfekt (6));</text:p>
      <text:p text:style-name="P1"><text:s text:c="8"/>System.out.println(istPerfekt (12));</text:p>
      <text:p text:style-name="P1"/>
      <text:p text:style-name="P1"><text:s text:c="8"/>for(int zahl: perfekteZahlen(2)) {</text:p>
      <text:p text:style-name="P1"><text:s text:c="12"/>System.out.print(zahl + " ");</text:p>
      <text:p text:style-name="P1"><text:s text:c="8"/>}</text:p>
      <text:p text:style-name="P1"><text:s text:c="4"/>}</text:p>
      <text:p text:style-name="P1">// Ergänzen sie hier die Methoden teilersumme, istPerfekt und perfekteZahlen.</text:p>
      <text:p text:style-name="P1"/>
      <text:p text:style-name="P1">(a)</text:p>
      <text:p text:style-name="P1">private static int teilersumme (int n) {</text:p>
      <text:p text:style-name="P1"><text:s text:c="4"/>int s = 0;</text:p>
      <text:p text:style-name="P1"><text:s text:c="4"/>for(int = 1; i &lt; n;i++) {</text:p>
      <text:p text:style-name="P1"><text:s text:c="8"/>if(n % i == 0);</text:p>
      <text:p text:style-name="P1"><text:s text:c="8"/>s+=i;</text:p>
      <text:p text:style-name="P1"><text:s text:c="4"/>}</text:p>
      <text:p text:style-name="P1">}</text:p>
      <text:p text:style-name="P1">return s;</text:p>
      <text:p text:style-name="P1"/>
      <text:p text:style-name="P1">(b)</text:p>
      <text:p text:style-name="P1">private static boolean istPerfekt (int n) [</text:p>
      <text:p text:style-name="P1"><text:s text:c="4"/>return teilersumme (n) == n;</text:p>
      <text:p text:style-name="P1">]</text:p>
      <text:p text:style-name="P1"/>
      <text:p text:style-name="P1">(c)</text:p>
      <text:p text:style-name="P1">private static int[] perfekteZahlen (int anzahl) {</text:p>
      <text:p text:style-name="P1"><text:s text:c="4"/>if(anzahl &lt; 0) {</text:p>
      <text:p text:style-name="P1"><text:s text:c="8"/>throw new IllegalArgumentException();</text:p>
      <text:p text:style-name="P1"><text:s text:c="4"/>}</text:p>
      <text:p text:style-name="P1"><text:s text:c="4"/>int[] perfekteZahlen = new int [anzahl];</text:p>
      <text:p text:style-name="P1"><text:s text:c="4"/>int i = 0;</text:p>
      <text:p text:style-name="P1"><text:s text:c="4"/>for(int n = 1; i &lt; anzahl; n++) {</text:p>
      <text:p text:style-name="P1"><text:s text:c="8"/>if(istPerfekt(n)) {</text:p>
      <text:p text:style-name="P1"><text:s text:c="12"/>perfekteZahlen[i] = n;</text:p>
      <text:p text:style-name="P1"><text:s text:c="12"/>i++;</text:p>
      <text:p text:style-name="P1"><text:s text:c="8"/>}</text:p>
      <text:p text:style-name="P1"><text:s text:c="4"/>}</text:p>
      <text:p text:style-name="P1"><text:s text:c="4"/>return perfekteZahlen;</text:p>
      <text:p text:style-name="P1">}</text:p>
      <text:p text:style-name="P1"/>
      <text:p text:style-name="P1">Aufgabe 6</text:p>
      <text:p text:style-name="P1">Aus der Vorlesung kennen sie folgende Implementierung vo Insertion Sort die ein Array von Integern aufsteigend sortiert</text:p>
      <text:p text:style-name="P1"/>
      <text:p text:style-name="P1">public static void sort (int[] numbers) {</text:p>
      <text:p text:style-name="P1"><text:s text:c="4"/>for(int currentIndex = 0; currentIndex &lt; numbers.length; currentIndex++) {</text:p>
      <text:p text:style-name="P1"><text:s text:c="8"/>int currentNumber = numbers[currentIndex];</text:p>
      <text:p text:style-name="P1"><text:s text:c="8"/>while(insertionPosition &gt; 0 &amp;&amp; numbers[insertionPosition - 1] &gt; currentNumber){</text:p>
      <text:p text:style-name="P1"><text:s text:c="12"/>numbers[insertionPosition] = numbers[insertionPosition - 1];</text:p>
      <text:p text:style-name="P1"><text:s text:c="12"/>insertionPosition--;</text:p>
      <text:p text:style-name="P1"><text:s text:c="8"/>}</text:p>
      <text:p text:style-name="P1"><text:s text:c="8"/>numbers[insertionPosition] = currentNumber;</text:p>
      <text:p text:style-name="P1"><text:s text:c="4"/>}</text:p>
      <text:p text:style-name="P1">}</text:p>
      <text:p text:style-name="P1"/>
      <text:p text:style-name="P1">Gegeben sei die folgende Klasse:</text:p>
      <text:p text:style-name="P1">Circle.java</text:p>
      <text:p text:style-name="P1">public class Circle {</text:p>
      <text:p text:style-name="P1"><text:s text:c="4"/>private final double radius;</text:p>
      <text:p text:style-name="P1"/>
      <text:p text:style-name="P1"><text:s text:c="4"/>public Circle(double r) {</text:p>
      <text:p text:style-name="P1"><text:s text:c="8"/>radius = r;</text:p>
      <text:p text:style-name="P1"><text:s text:c="4"/>}</text:p>
      <text:p text:style-name="P1"/>
      <text:p text:style-name="P1"><text:s text:c="4"/>//gibt den Flächeninhalt des Kreises zurück</text:p>
      <text:p text:style-name="P1"><text:s text:c="4"/>public double area() {</text:p>
      <text:p text:style-name="P1"><text:s text:c="8"/>return Math.PI * radius * radius;</text:p>
      <text:p text:style-name="P1"><text:s text:c="4"/>}</text:p>
      <text:p text:style-name="P1">}</text:p>
      <text:p text:style-name="P1"/>
      <text:p text:style-name="P1">(a) [6 Punkte]</text:p>
      <text:p text:style-name="P1">Ergänzen sie die Klasse um eine öffentliche, statische Methode sort, die ein Array von Circle-Objekten übergeben bekommt und absteigend</text:p>
      <text:p text:style-name="P1">nach ihrem Flächeninhalt sortiert; das übergebene Array soll dabei von der Methode verändert werden (die Methode hat also keinen rückgabe-</text:p>
      <text:p text:style-name="P1">wert). Gehen sie davon aus, das kein wert im übergebenen Array null ist. Falls der Methode null übergeben wird, soll es keine Exception</text:p>
      <text:p text:style-name="P1">geben (die Methode macht also nichts)</text:p>
      <text:p text:style-name="P1"/>
      <text:p text:style-name="P1">Lösung:</text:p>
      <text:p text:style-name="P1">public static void sort (Circle[] cs) {</text:p>
      <text:p text:style-name="P1"><text:s text:c="4"/>if(cs == null) {</text:p>
      <text:p text:style-name="P1"><text:s text:c="8"/>return;</text:p>
      <text:p text:style-name="P1"><text:s text:c="4"/>}</text:p>
      <text:p text:style-name="P1">}</text:p>
      <text:p text:style-name="P1">for(int ci = 0; ci &lt; cs.length; ci++) {</text:p>
      <text:p text:style-name="P1"><text:s text:c="4"/>Circle cs = cs[i];</text:p>
      <text:p text:style-name="P1"><text:s text:c="4"/>int ip = ci;</text:p>
      <text:p text:style-name="P1"><text:s text:c="4"/>while(ip &gt; 0 &amp;&amp; cs [ip - 1] &lt; cc.area()) {</text:p>
      <text:p text:style-name="P1"><text:s text:c="8"/>cs[ip] = cs[ip - 1];</text:p>
      <text:p text:style-name="P1"><text:s text:c="4"/>}</text:p>
      <text:p text:style-name="P1"><text:s text:c="4"/>cs [ip] = cc;</text:p>
      <text:p text:style-name="P1">}</text:p>
      <text:p text:style-name="P1"/>
      <text:p text:style-name="P1">Circle.java (Fortsetung)</text:p>
      <text:p text:style-name="P1"/>
      <text:p text:style-name="P1">(b) [2 Punkte]</text:p>
      <text:p text:style-name="P1">Angenommen, sie müssten häugiger 1 Millionen Kreise nach ihrer Größe sortieren. Würden sie dafür eine Sortiermethode benutzen, die In-</text:p>
      <text:p text:style-name="P1">sertion Sort verwendet? Begründen sie ihre Antwort in 1-2 Sätzen und schlagen sie ggf. eine Alternative vor.</text:p>
      <text:p text:style-name="P1"/>
      <text:p text:style-name="P1">Lösung:</text:p>
      <text:p text:style-name="P1"><text:soft-page-break/>Nein, da Insertion-Sort ein langsames Sortierverfahren ist, als Alternative würde ich Mergesort nutzen.</text:p>
      <text:p text:style-name="P1"/>
      <text:p text:style-name="P1">Aufgabe 7</text:p>
      <text:p text:style-name="P1">Gegeben sei die folgende Klasse List, die eine einfach verkettete Liste implemetiert, in der Integer gespeichert werden können:</text:p>
      <text:p text:style-name="P1"/>
      <text:p text:style-name="P1">List.java</text:p>
      <text:p text:style-name="P1">public class List {</text:p>
      <text:p text:style-name="P1"><text:s text:c="4"/>private class Node {</text:p>
      <text:p text:style-name="P1"><text:s text:c="8"/>private int data;</text:p>
      <text:p text:style-name="P1"><text:s text:c="8"/>private Node next;</text:p>
      <text:p text:style-name="P1"/>
      <text:p text:style-name="P1"><text:s text:c="8"/>private Node(int data, Node next) {</text:p>
      <text:p text:style-name="P1"><text:s text:c="12"/>this.data = data;</text:p>
      <text:p text:style-name="P1"><text:s text:c="12"/>this.next = next;</text:p>
      <text:p text:style-name="P1"><text:s text:c="8"/>}</text:p>
      <text:p text:style-name="P1"><text:s text:c="4"/>}</text:p>
      <text:p text:style-name="P1"><text:s text:c="4"/>pricate Node head;</text:p>
      <text:p text:style-name="P1"/>
      <text:p text:style-name="P1"><text:s text:c="4"/>// fügt value vorne in die Liste ein</text:p>
      <text:p text:style-name="P1"><text:s text:c="4"/>public void prepend(int value) {</text:p>
      <text:p text:style-name="P1"><text:s text:c="8"/>head = new Node (value, head);</text:p>
      <text:p text:style-name="P1"><text:s text:c="4"/>}</text:p>
      <text:p text:style-name="P1">}</text:p>
      <text:p text:style-name="P1"/>
      <text:p text:style-name="P1">(a) [6 Punkte]</text:p>
      <text:p text:style-name="P1">Vervollständigen sie die Implementierung der Methode int removeNegative(), die alle Zahlen aud der Liste entfernt, die negativ sind. Der</text:p>
      <text:p text:style-name="P1">Rückgabewert soll angeben, wie viele Zahlen entfernt worden sind.</text:p>
      <text:p text:style-name="P1"/>
      <text:p text:style-name="P1">List.java (Fortsetung)</text:p>
      <text:p text:style-name="P1">public int removeNegative() {</text:p>
      <text:p text:style-name="P1"><text:s text:c="4"/>int anzahlLoeschungen = __0___;</text:p>
      <text:p text:style-name="P1"><text:s text:c="4"/>while(head != null &amp;&amp; ______head.data &lt; 0______) {</text:p>
      <text:p text:style-name="P1"><text:s text:c="8"/>____head = head.next________;</text:p>
      <text:p text:style-name="P1"><text:s text:c="8"/>______anzahlLoeschungen++______;</text:p>
      <text:p text:style-name="P1"><text:s text:c="4"/>}</text:p>
      <text:p text:style-name="P1"><text:s text:c="4"/>_____Node current = head_______;</text:p>
      <text:p text:style-name="P1"><text:s text:c="4"/>while(__current != null__________) {</text:p>
      <text:p text:style-name="P1"><text:s text:c="8"/>while(current.next != null &amp;&amp; ____current.next.data &lt; 0________) {</text:p>
      <text:p text:style-name="P1"><text:s text:c="12"/>current.next = _____current.next.next_______;</text:p>
      <text:p text:style-name="P1"><text:s text:c="12"/>anzahlLoeschungen++;</text:p>
      <text:p text:style-name="P1"><text:s text:c="8"/>}</text:p>
      <text:p text:style-name="P1"><text:s text:c="8"/>current = ____current.next________;</text:p>
      <text:p text:style-name="P1"><text:s text:c="4"/>}</text:p>
      <text:p text:style-name="P1"><text:s text:c="4"/>___return anzahlLoeschungen_________;</text:p>
      <text:p text:style-name="P1"><text:s/>}</text:p>
      <text:p text:style-name="P1">}</text:p>
      <text:p text:style-name="P1"/>
      <text:p text:style-name="P1">(b) [3 Punkte]</text:p>
      <text:p text:style-name="P1">Alice möchte in einem größerem Programmierprojekt verkettete Listen benutzen. Sie schlägt vor, eine generische Klasse List&lt;T&gt; selbst zu</text:p>
      <text:p text:style-name="P1">implementieren. Bob sagt, dass die lieber die fertige Klasse java.util.LinkedList&lt;T&gt; aus dem JDK verwenden sollte.</text:p>
      <text:p text:style-name="P1"/>
      <text:p text:style-name="P1">(i)</text:p>
      <text:p text:style-name="P1">Würden sie eher den Vorschlag von Alice oder den von Bob umsetzen? Geben sie einen nachvollziehbaren Grund in 1-3 ausformulierten Sätzen an.</text:p>
      <text:p text:style-name="P1"/>
      <text:p text:style-name="P1">Antwort:</text:p>
      <text:p text:style-name="P1">Ich würde auf Bob hören, da fertige Listen besser getestet sind, sie zeit sparen &amp; auch mit anderen Bibiotheken kompatibel sind.</text:p>
      <text:p text:style-name="P1"/>
      <text:p text:style-name="P1">Alice erwiedert, dass die ihre eigene Klasse bevorzugt, weil sie nicht jedes mal, wenn sie eine LinkedList erstellt, das längliche new </text:p>
      <text:p text:style-name="P1">java.util.LinkedList&lt;&gt;() benutzen möchte.</text:p>
      <text:p text:style-name="P1"/>
      <text:p text:style-name="P1">(ii)</text:p>
      <text:p text:style-name="P1">Halten sie dieses Argument von Alice für ein nachvollziehbares/starkes Argument? Begründen sie ihre Antwort in 1-2 ausformulierten sätzen.</text:p>
      <text:p text:style-name="P1"/>
      <text:p text:style-name="P1">Antwort:</text:p>
      <text:p text:style-name="P1">Kein gutes argument, da man LinkedList auch einfach importieren kann.</text:p>
      <text:p text:style-name="P1"/>
      <text:p text:style-name="P1"/>
      <text:p text:style-name="P1">Aufgabe 8</text:p>
      <text:p text:style-name="P1">Gegeben sei die Klasse SearchTree für einen binären Suchbaum, in dem Doubles gespeichert werden können:</text:p>
      <text:p text:style-name="P1"/>
      <text:p text:style-name="P1">SearchTree.java</text:p>
      <text:p text:style-name="P1">public class SearchTree {</text:p>
      <text:p text:style-name="P1"><text:s text:c="4"/>private class BinaryNode {</text:p>
      <text:p text:style-name="P1"><text:s text:c="8"/>private double element;</text:p>
      <text:p text:style-name="P1"><text:s text:c="8"/>private BinaryNode left, right;</text:p>
      <text:p text:style-name="P1"/>
      <text:p text:style-name="P1"><text:s text:c="8"/>private BinaryNode (double element) {</text:p>
      <text:p text:style-name="P1"><text:s text:c="12"/>this.element = element;</text:p>
      <text:p text:style-name="P1"><text:s text:c="8"/>}</text:p>
      <text:p text:style-name="P1"><text:s text:c="4"/>}</text:p>
      <text:p text:style-name="P1"/>
      <text:p text:style-name="P1"><text:s text:c="4"/>//fügt newNumber in den Baum ein</text:p>
      <text:p text:style-name="P1"><text:s text:c="4"/>public void insert (double newNumber) {</text:p>
      <text:p text:style-name="P1"><text:s text:c="8"/>// (Implementierung nicht abgedruckt)</text:p>
      <text:p text:style-name="P1"><text:s text:c="4"/>}</text:p>
      <text:p text:style-name="P1">}</text:p>
      <text:p text:style-name="P1"/>
      <text:p text:style-name="P1">Vervollständigen die die Methode double sumGreaterThan(double t), die die Summe aller Einträge im Baum zurückgibt, die größer als t sind;</text:p>
      <text:p text:style-name="P1">bei einem leeren Suchbaum ist diese Summe gleich 0. Nutzen sie in ihrem code Eigenschafften eines binären Suchbaumes aus, um die Anzahl der</text:p>
      <text:p text:style-name="P1">betrachteten Knoten minimal zu halten. Sie dürfen zusätzliche Hilfsmethoden mit minimaler Sichtbarkeit schreiben.</text:p>
      <text:p text:style-name="P1"/>
      <text:p text:style-name="P1">SearchTree.java (Fortsetung)</text:p>
      <text:p text:style-name="P1">public double sumGreaterThan(double t) {</text:p>
      <text:p text:style-name="P1"><text:s text:c="4"/>return sumGreaterThan(t, root);</text:p>
      <text:p text:style-name="P1">}</text:p>
      <text:p text:style-name="P1">private static double sumGreaterThan(double t, BinaryRoot str) {</text:p>
      <text:p text:style-name="P1"><text:s text:c="4"/>if(str == null) {</text:p>
      <text:p text:style-name="P1"><text:s text:c="8"/>return 0;</text:p>
      <text:p text:style-name="P1"><text:s text:c="4"/>}</text:p>
      <text:p text:style-name="P1"><text:s text:c="4"/>if(str.element &lt;= t) {</text:p>
      <text:p text:style-name="P1"><text:soft-page-break/><text:s text:c="8"/>return sumGreaterThan(t, root.right);</text:p>
      <text:p text:style-name="P1"><text:s text:c="4"/>}</text:p>
      <text:p text:style-name="P1"><text:s text:c="4"/>return str.element + sumGreaterThan(t, root.left) + sumGreaterThan(t, root.right);</text:p>
      <text:p text:style-name="P1">}</text:p>
      <text:p text:style-name="P1"/>
      <text:p text:style-name="P1">Aufgabe 9</text:p>
      <text:p text:style-name="P1">In dieser Aufgabe sollen sie Klassen und Methoden für ein Computerspiel implementieren.</text:p>
      <text:p text:style-name="P1"/>
      <text:p text:style-name="P1">Hinweise:</text:p>
      <text:p text:style-name="P1">-Sie dürfen alle Variablennamen frei wählen.</text:p>
      <text:p text:style-name="P1">-Alle Instanzvariablen müssen privat sein</text:p>
      <text:p text:style-name="P1">-Das genaue format der Textausgaben ist ihne überlassen.</text:p>
      <text:p text:style-name="P1">-Innerhalb dieseer Aufgaben müssen sie keine Exception abfangen. Sie müssen keine Parameter vallidieren.</text:p>
      <text:p text:style-name="P1">-Lesen sie sich die aufgabe stelleung vor Beginn der Implementierung vollständig durch, um einen besser überblick über das Gesamtbild zu</text:p>
      <text:p text:style-name="P1">erhalten</text:p>
      <text:p text:style-name="P1">-Gehen sie davon aus, dass alle in dieser Aufgabe gennatnten Klassen im selben Package liegen</text:p>
      <text:p text:style-name="P1"/>
      <text:p text:style-name="P1">(a) [8 Punkte]</text:p>
      <text:p text:style-name="P1">Schreiben sie eine abstrakte, öffentliche Klasse Task, in welcher es eine Objektvariable gibt, die angibt, ob der task beendet ist oder </text:p>
      <text:p text:style-name="P1">nicht; standardmäßig sind neu erstellte TAsk nicht beendet. Über eine öffentliche Methode void finish() soll ein task auf beendet gesetzt</text:p>
      <text:p text:style-name="P1">werden können. Mit einer öffentlichen Methode isFinished() soll abgefragt werden können, ob der Task beendet ist.</text:p>
      <text:p text:style-name="P1">Außerdem soll es einen öffentlichen Konstruktor geben, dem der name des TAsks übergeben werden kann, und eine abstrakte, öffentliche Me-</text:p>
      <text:p text:style-name="P1">thode getDuration(), die die Länge des TAsks (in Sekunden) zurückgibt. </text:p>
      <text:p text:style-name="P1">Die toString Methode solll überschrieben werden, sodass Name und länge des Tasks und ob dieser beendet ist oder nicht zurückgegeben werden.</text:p>
      <text:p text:style-name="P1"/>
      <text:p text:style-name="P1">Task.java</text:p>
      <text:p text:style-name="P1"/>
      <text:p text:style-name="P1">public abstract class Task {</text:p>
      <text:p text:style-name="P1"><text:s text:c="4"/>private boolean f = false;</text:p>
      <text:p text:style-name="P1"><text:s text:c="4"/>private String name;</text:p>
      <text:p text:style-name="P1"/>
      <text:p text:style-name="P1"><text:s text:c="4"/>public Task (String name) {</text:p>
      <text:p text:style-name="P1"><text:s text:c="8"/>this.name = name;</text:p>
      <text:p text:style-name="P1"><text:s text:c="4"/>}</text:p>
      <text:p text:style-name="P1"/>
      <text:p text:style-name="P1"><text:s text:c="4"/>public void finish() {</text:p>
      <text:p text:style-name="P1"><text:s text:c="8"/>f = true;</text:p>
      <text:p text:style-name="P1"><text:s text:c="4"/>}</text:p>
      <text:p text:style-name="P1"/>
      <text:p text:style-name="P1"><text:s text:c="4"/>public boolean isFinished() {</text:p>
      <text:p text:style-name="P1"><text:s text:c="8"/>return f;</text:p>
      <text:p text:style-name="P1"><text:s text:c="4"/>}</text:p>
      <text:p text:style-name="P1"/>
      <text:p text:style-name="P1"><text:s text:c="4"/>public abstract in getDuration() {</text:p>
      <text:p text:style-name="P1"/>
      <text:p text:style-name="P1"><text:s text:c="4"/>}</text:p>
      <text:p text:style-name="P1"/>
      <text:p text:style-name="P1"><text:s text:c="4"/>public String toString() {</text:p>
      <text:p text:style-name="P1"><text:s text:c="8"/>return name + f + getDuration();</text:p>
      <text:p text:style-name="P1"><text:s text:c="4"/>}</text:p>
      <text:p text:style-name="P1">}</text:p>
      <text:p text:style-name="P1"/>
      <text:p text:style-name="P1">(b) [6 Punkte]</text:p>
      <text:p text:style-name="P1">Implementieren sie zwei nicht abstrakte, öffentliche Klassen LongTask und ShortTask, die sinnvoll von Task erben. Jeder LongTask dauert 10</text:p>
      <text:p text:style-name="P1">Sekunden jeder ShortTask 5 Sekunden.</text:p>
      <text:p text:style-name="P1">Den öffentlichen Konstruktoren beider Klassen soll übergeben werden, wie die Tasks heißen; diese Information soll auf geeignete Weise Mit-</text:p>
      <text:p text:style-name="P1">hilfe der Oberklasse gespeichert werden.</text:p>
      <text:p text:style-name="P1"/>
      <text:p text:style-name="P1">LongTask.java</text:p>
      <text:p text:style-name="P1">public class LongTask extends Task {</text:p>
      <text:p text:style-name="P1"><text:s text:c="4"/>public LongTask (String name) {</text:p>
      <text:p text:style-name="P1"><text:s text:c="8"/>super(name);</text:p>
      <text:p text:style-name="P1"><text:s text:c="4"/>}</text:p>
      <text:p text:style-name="P1"/>
      <text:p text:style-name="P1"><text:s text:c="4"/>public int getDuration() {</text:p>
      <text:p text:style-name="P1"><text:s text:c="8"/>return 10;</text:p>
      <text:p text:style-name="P1"><text:s text:c="4"/>}</text:p>
      <text:p text:style-name="P1">}</text:p>
      <text:p text:style-name="P1"/>
      <text:p text:style-name="P1">ShortTask.java</text:p>
      <text:p text:style-name="P1"/>
      <text:p text:style-name="P1">public class ShortTask extends Task {</text:p>
      <text:p text:style-name="P1"><text:s text:c="4"/>public ShortTask (String name) {</text:p>
      <text:p text:style-name="P1"><text:s text:c="8"/>super(name);</text:p>
      <text:p text:style-name="P1"><text:s text:c="4"/>}</text:p>
      <text:p text:style-name="P1"/>
      <text:p text:style-name="P1"><text:s text:c="4"/>public int getDuration() {</text:p>
      <text:p text:style-name="P1"><text:s text:c="8"/>return 5;</text:p>
      <text:p text:style-name="P1"><text:s text:c="4"/>}</text:p>
      <text:p text:style-name="P1">}</text:p>
      <text:p text:style-name="P1"/>
      <text:p text:style-name="P1"/>
      <text:p text:style-name="P1">(c) [8 Punkte]</text:p>
      <text:p text:style-name="P1">Erstellen sie eine nicht abstrakte, öffentliche Klasse Player. Jedes Player-Objekt speichert einen namen und ein Array von beliebig vielen</text:p>
      <text:p text:style-name="P1">Tasks, die beide dem öffentlichen Konstruktor als Parameter übergeben werden.</text:p>
      <text:p text:style-name="P1">Schreiben sie eine öffentliche Objektmethode finishTask(int number), die den Task an der Stelle number im Array auf beendet setzt und kei-</text:p>
      <text:p text:style-name="P1">nen Rückgabewert hat. </text:p>
      <text:p text:style-name="P1">Außerdem soll die toString-Methode überschrieben werden, sodass zuerst der spielername, alle nicht beendeten Tasks und danach alle beende-</text:p>
      <text:p text:style-name="P1">ten Tasks als ein String zurückgegeben werden.</text:p>
      <text:p text:style-name="P1"/>
      <text:p text:style-name="P1">Player.java</text:p>
      <text:p text:style-name="P1">public class Player {</text:p>
      <text:p text:style-name="P1"><text:s text:c="4"/>private String n;</text:p>
      <text:p text:style-name="P1"><text:s text:c="4"/>private Task[] ts;</text:p>
      <text:p text:style-name="P1"/>
      <text:p text:style-name="P1"><text:s text:c="4"/>public Player (String n2, Task[] ts2) {</text:p>
      <text:p text:style-name="P1"><text:s text:c="8"/>n=n2;</text:p>
      <text:p text:style-name="P1"><text:soft-page-break/><text:s text:c="8"/>t=t2</text:p>
      <text:p text:style-name="P1"><text:s text:c="4"/>}</text:p>
      <text:p text:style-name="P1"/>
      <text:p text:style-name="P1"><text:s text:c="4"/>public void finishTask (int nn) {</text:p>
      <text:p text:style-name="P1"><text:s text:c="8"/>task[nn] finish();</text:p>
      <text:p text:style-name="P1"><text:s text:c="4"/>}</text:p>
      <text:p text:style-name="P1"/>
      <text:p text:style-name="P1"><text:s text:c="4"/>public String toString() {</text:p>
      <text:p text:style-name="P1"><text:s text:c="8"/>String out = name;</text:p>
      <text:p text:style-name="P1"><text:s text:c="8"/>for(Task t: ts) {</text:p>
      <text:p text:style-name="P1"><text:s text:c="12"/>if( !t.isFinished) {</text:p>
      <text:p text:style-name="P1"><text:s text:c="16"/>out t = t;</text:p>
      <text:p text:style-name="P1"><text:s text:c="12"/>}</text:p>
      <text:p text:style-name="P1"><text:s text:c="8"/>}</text:p>
      <text:p text:style-name="P1"><text:s text:c="8"/>for(Task t: ts) {</text:p>
      <text:p text:style-name="P1"><text:s text:c="12"/>if(t.isFinished) {</text:p>
      <text:p text:style-name="P1"><text:s text:c="16"/>out t = b;</text:p>
      <text:p text:style-name="P1"><text:s text:c="12"/>}</text:p>
      <text:p text:style-name="P1"><text:s text:c="8"/>}</text:p>
      <text:p text:style-name="P1"><text:s text:c="8"/>return out;</text:p>
      <text:p text:style-name="P1"><text:s text:c="4"/>}</text:p>
      <text:p text:style-name="P1">}</text:p>
      <text:p text:style-name="P1"/>
      <text:p text:style-name="P1"/>
      <text:p text:style-name="P1">(d) [5 Punkte] </text:p>
      <text:p text:style-name="P1">Ergänzen sie die Main-Methode der Klasse Game, sodass folgendes passiert:</text:p>
      <text:p text:style-name="P1"/>
      <text:p text:style-name="P1">1. Ein ShortTask mit namen "A" <text:s/>und ein LongTask mit dem Namen "B" werden erstellt.</text:p>
      <text:p text:style-name="P1">2. Ein player mit Namen "S" und den Tasks A und B wird erstellt.</text:p>
      <text:p text:style-name="P1">3. S beendet genau einen der beiden Tasks (egal welchen).</text:p>
      <text:p text:style-name="P1">4. Die String-Repräsentation des Player Objekts wird ausgegeben.</text:p>
      <text:p text:style-name="P1"/>
      <text:p text:style-name="P1">Game.java</text:p>
      <text:p text:style-name="P1">public class Game {</text:p>
      <text:p text:style-name="P1"><text:s text:c="4"/>public static void main (String[] args) {</text:p>
      <text:p text:style-name="P1"><text:s text:c="8"/>Task[] ts {</text:p>
      <text:p text:style-name="P1"><text:s text:c="12"/>new ShortTask("A");</text:p>
      <text:p text:style-name="P1"><text:s text:c="12"/>new LongTask("B");</text:p>
      <text:p text:style-name="P1"><text:s text:c="8"/>}</text:p>
      <text:p text:style-name="P1"><text:s text:c="8"/>Player p = new Player ("S", ts);</text:p>
      <text:p text:style-name="P1"/>
      <text:p text:style-name="P1"><text:s text:c="8"/>p.finishTask(A);</text:p>
      <text:p text:style-name="P1"><text:s text:c="8"/>System.out.println(p);</text:p>
      <text:p text:style-name="P1"><text:s text:c="4"/>}</text:p>
      <text:p text:style-name="P1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1T18:09:34.639000000</dc:date>
    <meta:editing-duration>PT4M50S</meta:editing-duration>
    <meta:editing-cycles>1</meta:editing-cycles>
    <meta:document-statistic meta:table-count="0" meta:image-count="0" meta:object-count="0" meta:page-count="6" meta:paragraph-count="445" meta:word-count="2266" meta:character-count="16167" meta:non-whitespace-character-count="13050"/>
    <meta:generator>LibreOffice/24.8.3.2$Windows_X86_64 LibreOffice_project/48a6bac9e7e268aeb4c3483fcf825c94556d9f92</meta:generator>
  </office:meta>
</office:document-meta>
</file>